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Test.encode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Test.encodeDeepBinaryJSON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Test.call( final Object [ ] encodedPack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ArrayTest.cleanItselfUp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yteArrayTest.encodeByteArra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Test.encodeByteArrayDeepIn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ArrayTest.encodeBinaryAckWith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Test.call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